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C000001E81586DD52.png"/>
  <manifest:file-entry manifest:media-type="image/png" manifest:full-path="Pictures/100002010000036E000001F52E018B90.png"/>
  <manifest:file-entry manifest:media-type="image/png" manifest:full-path="Pictures/100002010000036F000001ED8954566A.png"/>
  <manifest:file-entry manifest:media-type="image/png" manifest:full-path="Pictures/1000020100000369000001F282F658F2.png"/>
  <manifest:file-entry manifest:media-type="image/png" manifest:full-path="Pictures/100002010000036A000001ED1682C1B4.png"/>
  <manifest:file-entry manifest:media-type="image/png" manifest:full-path="Pictures/100002010000036C000001F2B86DBAFB.png"/>
  <manifest:file-entry manifest:media-type="image/png" manifest:full-path="Pictures/100002010000036C000001EDFAC4307F.png"/>
  <manifest:file-entry manifest:media-type="image/png" manifest:full-path="Pictures/1000020100000369000001EDCEFFEBE9.png"/>
  <manifest:file-entry manifest:media-type="image/png" manifest:full-path="Pictures/100002010000036B000001EF165B1813.png"/>
  <manifest:file-entry manifest:media-type="image/png" manifest:full-path="Pictures/1000020100000369000001E79EF5FA3B.png"/>
  <manifest:file-entry manifest:media-type="image/png" manifest:full-path="Pictures/100002010000036A000001ECE91CD6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905cm" draw:z-index="0"><draw:image xlink:href="Pictures/1000020100000369000001F282F658F2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822cm" draw:z-index="1"><draw:image xlink:href="Pictures/100002010000036F000001ED8954566A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907cm" draw:z-index="2"><draw:image xlink:href="Pictures/100002010000036E000001F52E018B90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838cm" draw:z-index="3"><draw:image xlink:href="Pictures/100002010000036C000001EDFAC4307F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888cm" draw:z-index="4"><draw:image xlink:href="Pictures/100002010000036C000001F2B86DBAFB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8.601cm" svg:height="4.856cm" draw:z-index="5"><draw:image xlink:href="Pictures/1000020100000369000001EDCEFFEBE9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7" text:anchor-type="paragraph" svg:width="8.601cm" svg:height="4.865cm" draw:z-index="6"><draw:image xlink:href="Pictures/100002010000036B000001EF165B1813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8" text:anchor-type="paragraph" svg:width="8.601cm" svg:height="4.84cm" draw:z-index="7"><draw:image xlink:href="Pictures/100002010000036A000001ECE91CD636.png" xlink:type="simple" xlink:show="embed" xlink:actuate="onLoad"/></draw:frame></text:p>
          </table:table-cell>
        </table:table-row>
        <text:soft-page-break/>
        <table:table-row>
          <table:table-cell table:style-name="Tabella1.A2" office:value-type="string">
            <text:p text:style-name="Table_20_Contents"><draw:frame draw:style-name="fr2" draw:name="immagini9" text:anchor-type="paragraph" svg:width="8.601cm" svg:height="4.796cm" draw:z-index="8"><draw:image xlink:href="Pictures/1000020100000369000001E79EF5FA3B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10" text:anchor-type="paragraph" svg:width="8.601cm" svg:height="4.791cm" draw:z-index="9"><draw:image xlink:href="Pictures/100002010000036C000001E81586DD52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11" text:anchor-type="paragraph" svg:width="8.601cm" svg:height="4.851cm" draw:z-index="10"><draw:image xlink:href="Pictures/100002010000036A000001ED1682C1B4.png" xlink:type="simple" xlink:show="embed" xlink:actuate="onLoad"/></draw:frame>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10T10:13:01.52</meta:creation-date>
    <meta:document-statistic meta:table-count="1" meta:image-count="11" meta:object-count="0" meta:page-count="2" meta:paragraph-count="0" meta:word-count="0" meta:character-count="0"/>
    <dc:date>2015-10-10T10:15:17.29</dc:date>
    <dc:creator>Giovanni Gallo</dc:creator>
    <meta:editing-duration>PT2M15S</meta:editing-duration>
    <meta:editing-cycles>1</meta:editing-cycles>
    <meta:generator>OpenOffice/4.1.1$Win32 OpenOffice.org_project/411m6$Build-9775</meta:generator>
  </office:meta>
</office:document-meta>
</file>